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fo:font-size="8pt" style:font-size-asian="8pt" style:font-size-complex="8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F</text:p>
          </table:table-cell>
          <table:table-cell table:style-name="ce4" office:value-type="string" calcext:value-type="string">
            <text:p>Function</text:p>
          </table:table-cell>
          <table:table-cell table:style-name="ce2" office:value-type="string" calcext:value-type="string">
            <text:p>Caddy</text:p>
          </table:table-cell>
          <table:table-cell table:style-name="ce6" office:value-type="string" calcext:value-type="string" table:number-columns-spanned="2" table:number-rows-spanned="1">
            <text:p>IDE</text:p>
          </table:table-cell>
          <table:covered-table-cell table:style-name="ce6"/>
          <table:table-cell table:style-name="ce2" office:value-type="string" calcext:value-type="string">
            <text:p>Caddy</text:p>
          </table:table-cell>
          <table:table-cell table:style-name="ce4" office:value-type="string" calcext:value-type="string">
            <text:p>Function</text:p>
          </table:table-cell>
          <table:table-cell table:style-name="ce2" office:value-type="string" calcext:value-type="string">
            <text:p>CF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Slave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lav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aste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ast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/>
          <table:table-cell table:number-columns-repeated="2" table:style-name="ce7" office:value-type="string" calcext:value-type="string">
            <text:p>-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Reset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DD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D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string" calcext:value-type="string">
            <text:p>gnd+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DD6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DD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odd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D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D1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eve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DD4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DD11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DD3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D12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DD2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DD13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D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DD14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DD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DD15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5" office:value-type="string" calcext:value-type="string">
            <text:p>n/c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DMARQ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DIOW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DIOR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IORDY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CSEL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DMACK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INTRQ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IOCS1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DA1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PDIAG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DA0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DA2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S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CS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DASP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+5V <text:span text:style-name="T4">(</text:span>logic<text:span text:style-name="T4">)</text:span>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+5V <text:span text:style-name="T4">(</text:span>motor<text:span text:style-name="T4">)</text:span>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TYPE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7" table:number-rows-spanned="1">
            <text:p><text:span text:style-name="T1">Notes</text:span></text:p>
            <text:p>Caddy pin #1 is top left when facing connector on caddy, pin #60 bottom right</text:p>
            <text:p>Caddy pins 9, 15, 20, 21, 26, 27, 31, 48, 55 and 58 are connected to GND</text:p>
            <text:p>Caddy pins 2, 16 and 60 appear to be n/c</text:p>
            <text:p><text:span text:style-name="T2">IDE pin “A” is top right when facing connector on drive, pin #44 bottom left</text:span></text:p>
            <text:p><text:span text:style-name="T3">IDE pins “E”, “F” and #20 are blanked</text:span>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7T21:13:03.207605252</meta:creation-date>
    <dc:date>2022-01-21T16:34:30.860307309</dc:date>
    <meta:editing-duration>P3DT15H28M57S</meta:editing-duration>
    <meta:editing-cycles>58</meta:editing-cycles>
    <meta:generator>LibreOffice/6.1.5.2$Linux_X86_64 LibreOffice_project/10$Build-2</meta:generator>
    <meta:document-statistic meta:table-count="1" meta:cell-count="199" meta:object-count="0"/>
  </office:meta>
</office:document-meta>
</file>